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T Astra Serif" svg:font-family="'PT Astra Serif'" style:font-family-generic="roman" style:font-pitch="variable"/>
    <style:font-face style:name="PT Astra Serif1" svg:font-family="'PT Astra Serif'" style:font-family-generic="system" style:font-pitch="variable"/>
    <style:font-face style:name="Source Han Sans CN Regular" svg:font-family="'Source Han Sans CN Regular'"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1" style:master-page-name="Standard">
      <style:paragraph-properties fo:margin-left="8.251cm" fo:margin-top="0cm" fo:margin-bottom="0cm" style:contextual-spacing="false" fo:line-height="100%" style:page-number="1"/>
      <style:text-properties style:font-name="PT Astra Serif" fo:font-size="14pt" style:font-name-asian="PT Astra Serif1" style:font-size-asian="14pt" style:font-name-complex="PT Astra Serif1" style:font-size-complex="14pt"/>
    </style:style>
    <style:style style:name="P2" style:family="paragraph" style:parent-style-name="Frame_20_Contents">
      <style:paragraph-properties fo:margin-top="0cm" fo:margin-bottom="0cm" style:contextual-spacing="false" fo:text-align="center" style:justify-single-word="false"/>
      <style:text-properties fo:color="#000000" loext:opacity="100%"/>
    </style:style>
    <style:style style:name="P3" style:family="paragraph" style:parent-style-name="Frame_20_Contents">
      <style:paragraph-properties fo:margin-top="0cm" fo:margin-bottom="0cm" style:contextual-spacing="false" fo:line-height="100%" fo:text-align="justify" style:justify-single-word="false"/>
      <style:text-properties fo:color="#000000" loext:opacity="100%"/>
    </style:style>
    <style:style style:name="P4" style:family="paragraph" style:parent-style-name="Frame_20_Contents">
      <style:paragraph-properties fo:margin-top="0cm" fo:margin-bottom="0cm" style:contextual-spacing="false" fo:line-height="100%"/>
      <style:text-properties fo:color="#000000" loext:opacity="100%" style:font-name="PT Astra Serif" fo:font-size="14pt" style:font-name-asian="PT Astra Serif1" style:font-size-asian="14pt" style:font-name-complex="PT Astra Serif1"/>
    </style:style>
    <style:style style:name="P5" style:family="paragraph" style:parent-style-name="Frame_20_Contents">
      <style:paragraph-properties fo:margin-left="1.249cm" fo:margin-top="0cm" fo:margin-bottom="0cm" style:contextual-spacing="false" fo:line-height="100%" fo:text-indent="6.244cm" style:auto-text-indent="false"/>
      <style:text-properties fo:color="#000000" loext:opacity="100%"/>
    </style:style>
    <style:style style:name="P6" style:family="paragraph" style:parent-style-name="Frame_20_Contents">
      <style:paragraph-properties fo:margin-top="0cm" fo:margin-bottom="0cm" style:contextual-spacing="false" fo:line-height="100%"/>
      <style:text-properties fo:color="#000000" loext:opacity="100%" officeooo:paragraph-rsid="0015fa76"/>
    </style:style>
    <style:style style:name="P7" style:family="paragraph" style:parent-style-name="Frame_20_Contents">
      <style:paragraph-properties fo:margin-top="0cm" fo:margin-bottom="0cm" style:contextual-spacing="false" fo:line-height="100%"/>
    </style:style>
    <style:style style:name="P8" style:family="paragraph" style:parent-style-name="Frame_20_Contents">
      <style:paragraph-properties fo:margin-top="0cm" fo:margin-bottom="0cm" style:contextual-spacing="false" fo:text-align="center" style:justify-single-word="false"/>
    </style:style>
    <style:style style:name="P9" style:family="paragraph">
      <loext:graphic-properties draw:fill="solid" draw:fill-color="#ffffff"/>
      <style:paragraph-properties fo:text-align="start"/>
      <style:text-properties fo:color="#000000" loext:opacity="100%" fo:font-size="18pt"/>
    </style:style>
    <style:style style:name="P10" style:family="paragraph" style:parent-style-name="normal1">
      <style:paragraph-properties fo:margin-top="0cm" fo:margin-bottom="0cm" style:contextual-spacing="false" fo:line-height="100%"/>
      <style:text-properties style:font-name="PT Astra Serif" fo:font-size="14pt" fo:font-weight="bold" style:font-name-asian="PT Astra Serif1" style:font-size-asian="14pt" style:font-weight-asian="bold" style:font-name-complex="PT Astra Serif1" style:font-size-complex="14pt" style:font-weight-complex="bold"/>
    </style:style>
    <style:style style:name="P11" style:family="paragraph" style:parent-style-name="normal1">
      <style:paragraph-properties fo:margin-left="8.251cm" fo:margin-top="0cm" fo:margin-bottom="0cm" style:contextual-spacing="false" fo:line-height="100%"/>
      <style:text-properties style:font-name="PT Astra Serif" fo:font-size="14pt" style:font-name-asian="PT Astra Serif1" style:font-size-asian="14pt" style:font-name-complex="PT Astra Serif1" style:font-size-complex="14pt"/>
    </style:style>
    <style:style style:name="P12" style:family="paragraph" style:parent-style-name="normal1">
      <style:paragraph-properties fo:margin-top="0cm" fo:margin-bottom="0cm" style:contextual-spacing="false" fo:line-height="100%" fo:text-align="center" style:justify-single-word="false"/>
      <style:text-properties style:font-name="PT Astra Serif" fo:font-size="14pt" style:font-name-asian="PT Astra Serif1" style:font-size-asian="14pt" style:font-name-complex="PT Astra Serif1" style:font-size-complex="14pt"/>
    </style:style>
    <style:style style:name="P13" style:family="paragraph" style:parent-style-name="normal1">
      <style:paragraph-properties fo:margin-top="0cm" fo:margin-bottom="0cm" style:contextual-spacing="false" fo:line-height="100%" fo:text-align="center" style:justify-single-word="false"/>
      <style:text-properties style:font-name="PT Astra Serif" fo:font-size="14pt" fo:font-weight="bold" style:font-name-asian="PT Astra Serif1" style:font-size-asian="14pt" style:font-weight-asian="bold" style:font-name-complex="PT Astra Serif1" style:font-size-complex="14pt" style:font-weight-complex="bold"/>
    </style:style>
    <style:style style:name="P14" style:family="paragraph" style:parent-style-name="norma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hyphenation-keep="auto" loext:hyphenation-keep-type="column" fo:text-indent="1.199cm" style:auto-text-indent="false" style:page-number="auto" fo:background-color="transparent" style:writing-mode="lr-tb"/>
      <style:text-properties style:font-name="PT Astra Serif" fo:font-size="14pt" style:font-name-asian="PT Astra Serif1" style:font-size-asian="14pt" style:font-name-complex="PT Astra Serif1" style:font-size-complex="14pt" fo:hyphenate="false" fo:hyphenation-remain-char-count="2" fo:hyphenation-push-char-count="2" loext:hyphenation-no-caps="false" loext:hyphenation-no-last-word="false" loext:hyphenation-word-char-count="5" loext:hyphenation-zone="no-limit"/>
    </style:style>
    <style:style style:name="P15" style:family="paragraph" style:parent-style-name="normal1">
      <style:paragraph-properties fo:margin-top="0cm" fo:margin-bottom="0cm" style:contextual-spacing="false" fo:line-height="100%" fo:text-align="justify" style:justify-single-word="false" fo:text-indent="1.251cm" style:auto-text-indent="false"/>
      <style:text-properties style:font-name="PT Astra Serif" fo:font-size="14pt" style:font-name-asian="PT Astra Serif1" style:font-size-asian="14pt" style:font-name-complex="PT Astra Serif1" style:font-size-complex="14pt"/>
    </style:style>
    <style:style style:name="P16" style:family="paragraph" style:parent-style-name="normal1">
      <style:paragraph-properties fo:margin-top="0cm" fo:margin-bottom="0cm" style:contextual-spacing="false" fo:line-height="100%" fo:text-align="justify" style:justify-single-word="false" fo:text-indent="1.251cm" style:auto-text-indent="false"/>
      <style:text-properties style:font-name="PT Astra Serif"/>
    </style:style>
    <style:style style:name="P17" style:family="paragraph" style:parent-style-name="normal1">
      <style:paragraph-properties fo:margin-top="0cm" fo:margin-bottom="0cm" style:contextual-spacing="false" fo:line-height="100%" fo:text-align="justify" style:justify-single-word="false" fo:text-indent="1.251cm" style:auto-text-indent="false"/>
      <style:text-properties fo:color="#000000" loext:opacity="100%" style:font-name="PT Astra Serif" fo:font-size="14pt" fo:background-color="#ffffff" style:font-name-asian="PT Astra Serif1" style:font-size-asian="14pt" style:font-name-complex="PT Astra Serif1" style:font-size-complex="14pt"/>
    </style:style>
    <style:style style:name="P18" style:family="paragraph" style:parent-style-name="normal1">
      <style:paragraph-properties fo:margin-top="0cm" fo:margin-bottom="0cm" style:contextual-spacing="false" fo:line-height="100%" fo:text-align="justify" style:justify-single-word="false" fo:text-indent="1.251cm" style:auto-text-indent="false"/>
      <style:text-properties fo:color="#000000" loext:opacity="100%" style:font-name="PT Astra Serif" fo:font-size="14pt" style:font-name-asian="PT Astra Serif1" style:font-size-asian="14pt" style:font-name-complex="PT Astra Serif1" style:font-size-complex="14pt"/>
    </style:style>
    <style:style style:name="P19" style:family="paragraph" style:parent-style-name="normal1">
      <style:paragraph-properties fo:margin-top="0cm" fo:margin-bottom="0cm" style:contextual-spacing="false" fo:line-height="100%" fo:text-align="justify" style:justify-single-word="false" fo:text-indent="1.251cm" style:auto-text-indent="false"/>
      <style:text-properties fo:color="#000000" loext:opacity="100%" style:font-name="PT Astra Serif" fo:font-size="14pt" fo:font-weight="bold" style:font-name-asian="PT Astra Serif1" style:font-size-asian="14pt" style:font-weight-asian="bold" style:font-name-complex="PT Astra Serif1" style:font-size-complex="14pt" style:font-weight-complex="bold"/>
    </style:style>
    <style:style style:name="P20" style:family="paragraph" style:parent-style-name="normal1">
      <loext:graphic-properties draw:fill="solid" draw:fill-color="#ffffff"/>
      <style:paragraph-properties fo:margin-top="0cm" fo:margin-bottom="0cm" style:contextual-spacing="false" fo:line-height="100%" fo:text-align="justify" style:justify-single-word="false" fo:text-indent="1.251cm" style:auto-text-indent="false" fo:background-color="#ffffff">
        <style:tab-stops>
          <style:tab-stop style:position="1.058cm"/>
        </style:tab-stops>
      </style:paragraph-properties>
      <style:text-properties fo:color="#000000" loext:opacity="100%" style:font-name="PT Astra Serif" fo:font-size="14pt" fo:background-color="#ffffff" style:font-name-asian="PT Astra Serif1" style:font-size-asian="14pt" style:font-name-complex="PT Astra Serif1" style:font-size-complex="14pt"/>
    </style:style>
    <style:style style:name="P21" style:family="paragraph" style:parent-style-name="normal1">
      <loext:graphic-properties draw:fill="solid" draw:fill-color="#ffffff"/>
      <style:paragraph-properties fo:margin-top="0cm" fo:margin-bottom="0cm" style:contextual-spacing="false" fo:line-height="100%" fo:text-align="justify" style:justify-single-word="false" fo:text-indent="1.251cm" style:auto-text-indent="false" fo:background-color="#ffffff">
        <style:tab-stops>
          <style:tab-stop style:position="1.058cm"/>
        </style:tab-stops>
      </style:paragraph-properties>
      <style:text-properties fo:color="#000000" loext:opacity="100%" style:font-name="PT Astra Serif" fo:font-size="14pt" style:font-name-asian="PT Astra Serif1" style:font-size-asian="14pt" style:font-name-complex="PT Astra Serif1" style:font-size-complex="14pt"/>
    </style:style>
    <style:style style:name="P22" style:family="paragraph" style:parent-style-name="normal1">
      <loext:graphic-properties draw:fill="solid" draw:fill-color="#ffffff"/>
      <style:paragraph-properties fo:margin-top="0cm" fo:margin-bottom="0cm" style:contextual-spacing="false" fo:line-height="100%" fo:text-align="justify" style:justify-single-word="false" fo:text-indent="1.251cm" style:auto-text-indent="false" fo:background-color="#ffffff">
        <style:tab-stops>
          <style:tab-stop style:position="1.058cm"/>
        </style:tab-stops>
      </style:paragraph-properties>
      <style:text-properties style:font-name="PT Astra Serif"/>
    </style:style>
    <style:style style:name="P23" style:family="paragraph" style:parent-style-name="normal1">
      <style:paragraph-properties fo:margin-right="0.201cm" fo:margin-top="0cm" fo:margin-bottom="0cm" style:contextual-spacing="false" fo:line-height="100%" fo:text-align="justify" style:justify-single-word="false"/>
      <style:text-properties fo:color="#000000" loext:opacity="100%" style:font-name="PT Astra Serif" fo:font-size="14pt" fo:background-color="#ffffff" style:font-name-asian="PT Astra Serif1" style:font-size-asian="14pt" style:font-name-complex="PT Astra Serif1" style:font-size-complex="14pt"/>
    </style:style>
    <style:style style:name="P24" style:family="paragraph" style:parent-style-name="normal1">
      <style:paragraph-properties fo:margin-right="0.201cm" fo:margin-top="0cm" fo:margin-bottom="0cm" style:contextual-spacing="false" fo:line-height="100%"/>
      <style:text-properties fo:color="#000000" loext:opacity="100%" style:font-name="PT Astra Serif" fo:font-size="14pt" fo:background-color="#ffffff" style:font-name-asian="PT Astra Serif1" style:font-size-asian="14pt" style:font-name-complex="PT Astra Serif1" style:font-size-complex="14pt"/>
    </style:style>
    <style:style style:name="P25" style:family="paragraph" style:parent-style-name="normal1">
      <style:paragraph-properties fo:margin-top="0cm" fo:margin-bottom="0cm" style:contextual-spacing="false" fo:line-height="100%" fo:text-align="justify" style:justify-single-word="false" fo:text-indent="1.249cm" style:auto-text-indent="false"/>
      <style:text-properties fo:color="#000000" loext:opacity="100%" style:font-name="PT Astra Serif" fo:font-size="14pt" fo:background-color="#ffffff" style:font-name-asian="PT Astra Serif1" style:font-size-asian="14pt" style:font-name-complex="PT Astra Serif1" style:font-size-complex="14pt"/>
    </style:style>
    <style:style style:name="P26" style:family="paragraph" style:parent-style-name="normal1">
      <style:paragraph-properties fo:margin-top="0cm" fo:margin-bottom="0cm" style:contextual-spacing="false" fo:line-height="100%" fo:text-align="justify" style:justify-single-word="false" fo:text-indent="1.249cm" style:auto-text-indent="false"/>
      <style:text-properties fo:color="#000000" loext:opacity="100%" style:font-name="PT Astra Serif" fo:font-size="14pt" style:font-size-asian="14pt" style:font-size-complex="14pt"/>
    </style:style>
    <style:style style:name="P27" style:family="paragraph" style:parent-style-name="normal1">
      <style:paragraph-properties fo:margin-top="0cm" fo:margin-bottom="0cm" style:contextual-spacing="false" fo:line-height="100%"/>
      <style:text-properties fo:color="#000000" loext:opacity="100%" style:font-name="PT Astra Serif" fo:font-size="14pt" style:font-name-asian="PT Astra Serif1" style:font-size-asian="14pt" style:font-name-complex="PT Astra Serif1" style:font-size-complex="14pt"/>
    </style:style>
    <style:style style:name="P28" style:family="paragraph" style:parent-style-name="normal1">
      <style:paragraph-properties fo:margin-top="0cm" fo:margin-bottom="0cm" style:contextual-spacing="false" fo:line-height="100%" fo:text-align="justify" style:justify-single-word="false"/>
      <style:text-properties style:font-name="PT Astra Serif" fo:font-size="14pt" style:font-name-asian="PT Astra Serif1" style:font-size-asian="14pt" style:font-name-complex="PT Astra Serif1" style:font-size-complex="14pt"/>
    </style:style>
    <style:style style:name="P29" style:family="paragraph" style:parent-style-name="Frame_20_Contents">
      <style:paragraph-properties fo:margin-top="0cm" fo:margin-bottom="0cm" style:contextual-spacing="false"/>
      <style:text-properties fo:color="#000000" loext:opacity="100%" style:font-name="PT Astra Serif" fo:font-size="10pt" officeooo:rsid="0018cbc5" officeooo:paragraph-rsid="0018cbc5" style:font-name-asian="PT Astra Serif1" style:font-size-asian="10pt" style:font-name-complex="PT Astra Serif1"/>
    </style:style>
    <style:style style:name="P30" style:family="paragraph" style:parent-style-name="Frame_20_Contents">
      <style:paragraph-properties fo:margin-top="0cm" fo:margin-bottom="0cm" style:contextual-spacing="false"/>
      <style:text-properties fo:color="#000000" loext:opacity="100%" style:font-name="PT Astra Serif" fo:font-size="10pt" style:font-name-asian="PT Astra Serif1" style:font-size-asian="10pt" style:font-name-complex="PT Astra Serif1"/>
    </style:style>
    <style:style style:name="T1" style:family="text">
      <style:text-properties fo:color="#000000" loext:opacity="100%" style:font-name="PT Astra Serif" fo:font-size="14pt" style:font-name-asian="PT Astra Serif1" style:font-size-asian="14pt" style:font-name-complex="PT Astra Serif1"/>
    </style:style>
    <style:style style:name="T2" style:family="text">
      <style:text-properties fo:color="#000000" loext:opacity="100%" style:font-name="PT Astra Serif" fo:font-size="14pt" fo:background-color="#ffffff" loext:char-shading-value="0" style:font-name-asian="PT Astra Serif1" style:font-size-asian="14pt" style:font-name-complex="PT Astra Serif1"/>
    </style:style>
    <style:style style:name="T3" style:family="text">
      <style:text-properties fo:color="#000000" loext:opacity="100%"/>
    </style:style>
    <style:style style:name="T4" style:family="text">
      <style:text-properties fo:font-size="15pt" style:font-size-asian="15pt" style:font-size-complex="15pt"/>
    </style:style>
    <style:style style:name="T5" style:family="text">
      <style:text-properties fo:font-size="14pt" style:font-name-asian="PT Astra Serif1" style:font-size-asian="14pt" style:font-name-complex="PT Astra Serif1" style:font-size-complex="14pt"/>
    </style:style>
    <style:style style:name="T6" style:family="text">
      <style:text-properties fo:color="#000000" loext:opacity="100%" fo:font-size="14pt" style:font-name-asian="PT Astra Serif1" style:font-size-asian="14pt" style:font-name-complex="PT Astra Serif1" style:font-size-complex="14pt"/>
    </style:style>
    <style:style style:name="T7" style:family="text">
      <style:text-properties fo:color="#000000" loext:opacity="100%" fo:font-size="14pt" fo:font-weight="bold" style:font-name-asian="PT Astra Serif1" style:font-size-asian="14pt" style:font-weight-asian="bold" style:font-name-complex="PT Astra Serif1" style:font-size-complex="14pt" style:font-weight-complex="bold"/>
    </style:style>
    <style:style style:name="T8" style:family="text">
      <style:text-properties fo:color="#000000" loext:opacity="100%" fo:font-size="14pt" fo:background-color="#ffffff" loext:char-shading-value="0" style:font-name-asian="PT Astra Serif1" style:font-size-asian="14pt" style:font-name-complex="PT Astra Serif1" style:font-size-complex="14pt"/>
    </style:style>
    <style:style style:name="T9" style:family="text">
      <style:text-properties fo:color="#000000" loext:opacity="100%" fo:font-size="14pt" fo:font-weight="bold" fo:background-color="#ffffff" loext:char-shading-value="0" style:font-name-asian="PT Astra Serif1" style:font-size-asian="14pt" style:font-weight-asian="bold" style:font-name-complex="PT Astra Serif1" style:font-size-complex="14pt" style:font-weight-complex="bold"/>
    </style:style>
    <style:style style:name="T10" style:family="text">
      <style:text-properties fo:color="#2c2d2e" loext:opacity="100%" fo:font-size="14pt" style:font-name-asian="PT Astra Serif1" style:font-size-asian="14pt" style:font-name-complex="PT Astra Serif1" style:font-size-complex="14pt"/>
    </style:style>
    <style:style style:name="gr1" style:family="graphic" style:parent-style-name="Frame">
      <style:graphic-properties draw:stroke="none" svg:stroke-width="0cm" draw:fill="solid" draw:fill-color="#ffffff" draw:textarea-vertical-align="top" draw:auto-grow-height="false" fo:min-height="7.812cm" fo:min-width="8.65cm" fo:padding-top="0.106cm" fo:padding-bottom="0.106cm" fo:padding-left="0.247cm" fo:padding-right="0.247cm" fo:wrap-option="wrap" loext:decorative="false" fo:margin-left="0.31cm" fo:margin-right="0.319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ffffff" draw:stroke-linejoin="miter" draw:fill="solid" draw:fill-color="#ffffff" draw:textarea-vertical-align="top" draw:auto-grow-height="false" fo:min-height="1.524cm" fo:min-width="6.241cm" fo:padding-top="0.127cm" fo:padding-bottom="0.127cm" fo:padding-left="0.254cm" fo:padding-right="0.254cm" fo:wrap-option="wrap" loext:decorative="false" fo:margin-left="0.302cm" fo:margin-right="0.305cm" fo:margin-top="0.111cm" fo:margin-bottom="0.111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Shape 3" draw:style-name="gr1" draw:text-style-name="P9" svg:width="9.143cm" svg:height="8.023cm" svg:x="-0.928cm" svg:y="0.22cm"><text:p text:style-name="P2"/><text:p text:style-name="P3"/><text:p text:style-name="P3"/><text:p text:style-name="P3"/><text:p text:style-name="P3"/><text:p text:style-name="P3"/><text:p text:style-name="P3"/><text:p text:style-name="P3"/><text:p text:style-name="P4"><text:s/></text:p><text:p text:style-name="P5"/><text:p text:style-name="P6"/><text:p text:style-name="P7"><text:span text:style-name="T1">О принятии мер </text:span><text:span text:style-name="T2">по содержанию мест (площадок) накопления ТКО</text:span></text:p><text:p text:style-name="P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УК]</text:p>
      <text:p text:style-name="P10">ИНН [##ИНН]</text:p>
      <text:p text:style-name="P10">[##индекс]<text:span text:style-name="T3">,</text:span><text:span text:style-name="T4"> </text:span>[##адрес]</text:p>
      <text:p text:style-name="P11"/>
      <text:p text:style-name="P12"/>
      <text:p text:style-name="P12"/>
      <text:p text:style-name="P12"/>
      <text:p text:style-name="P12"/>
      <text:p text:style-name="P12"/>
      <text:p text:style-name="P10"/>
      <text:p text:style-name="P13"><text:bookmark text:name="_GoBack"/></text:p>
      <text:p text:style-name="P10"/>
      <text:p text:style-name="P13"/>
      <text:p text:style-name="P13"/>
      <text:p text:style-name="P13">ПРЕТЕНЗИЯ</text:p>
      <text:p text:style-name="P13"/>
      <text:p text:style-name="P14">Доводим до Вашего сведения, что в администрацию города Ульяновска и надзорные органы поступают жалобы и обращения граждан по вопросам несоблюдения санитарно-эпидемиологических требований и образования навалов мусора на территории размещения контейнерной площадки накопления твёрдых коммунальных отходов (далее — ТКО) по адресу: [##адрес площадки].</text:p>
      <text:p text:style-name="P15">Согласно Реестру мест (площадок) накопления ТКО на территории муниципального образования "город Ульяновск":</text:p>
      <text:p text:style-name="P16"><text:span text:style-name="T5">- источником образования ТКО на контейнерной площадке по адресу: <text:s text:c="9"/>г. Ульяновск, [##адрес площадки] являются жители многоквартирных домов: [##адреса домов], управление которыми осуществляется Вашей управляющей организацией</text:span><text:span text:style-name="T6">.</text:span></text:p>
      <text:p text:style-name="P17">Согласно ч. 1 ст.1 Федерального закона № 89-ФЗ «Об отходах производства и потребления» (далее - Закон № 89-ФЗ) твердые коммунальные отходы - отходы, образующиеся в жилых помещениях в процессе потребления физическими лицами, а также товары, утратившие свои потребительские свойства в процессе их использования физическими лицами в жилых помещениях в целях удовлетворения личных и бытовых нужд.</text:p>
      <text:p text:style-name="P18"><text:bookmark text:name="_heading=h.yx26hwxk0zfh"/>Согласно ст. 13.4 Закона № 89-ФЗ накопление отходов допускается только в местах (на площадках) накопления отходов, соответствующих требованиям законодательства в области санитарно-эпидемиологического благополучия населения и иного законодательства Российской Федерации.</text:p>
      <text:p text:style-name="P16"><text:bookmark text:name="_heading=h.ng23cphur8nv"/><text:span text:style-name="T5">Согласно пункту 36 (в) новых Правил обращения с твёрдыми коммунальными отходами, утверждённые постановлением Правительства РФ от 07.03.2025 № 293, которые вступили в силу с 01.09.2025, запрещается складирование отходов, образовавшихся при уходе за древесно-кустарниковыми посадками, в местах (площадках) накопления ТКО. Их вывоз должен осуществляться организациями (физическими лицами), осуществляющими данные работы самостоятельно либо путем заключения соответствующего </text:span><text:soft-page-break/><text:span text:style-name="T5">договора. Согласно пункту 36 (б) запрещается складирование ТКО вне контейнеров и (или) бункеров или иных накопителей, в контейнеры и (или) бункеры или иные накопители, не предназначенные для таких видов отходов, а также на территории, прилегающие к месту (площадке) накопления ТКО, за исключением случаев, установленных законодательством РФ.</text:span></text:p>
      <text:p text:style-name="P18">Таким образом, твердые коммунальные отходы и навалы мусора на территориях размещения указанных контейнерных площадок образуются жителями домов, обслуживаемых управляющими организациями.</text:p>
      <text:p text:style-name="P18">В силу п. 1 ст. 8 Закона № 89-ФЗ к полномочиям органов местного самоуправления городских поселений в области обращения с ТКО относятся, в том числе, создание и содержание мест (площадок) накопления ТКО, за исключением установленных законодательством Российской Федерации случаев, когда такая обязанность лежит на других лицах.</text:p>
      <text:p text:style-name="P18">В соответствии с ч. 1 ст. 161 ЖК РФ управление МКД должно обеспечивать благоприятные и безопасные условия проживания граждан, надлежащее содержание общего имущества в многоквартирном доме, решение вопросов пользования указанным имуществом, а также предоставление коммунальных услуг гражданам, проживающим в таком доме, постоянную готовность инженерных коммуникаций и другого оборудования, входящих в состав общего имущества собственников помещений в МКД, к предоставлению коммунальных услуг.</text:p>
      <text:p text:style-name="P18">Частью 1.2 ст. 161 ЖК РФ предусмотрено, что состав минимального перечня необходимых для обеспечения надлежащего содержания общего имущества в МКД услуг и работ, порядок их оказания и выполнения устанавливаются Правительством Российской Федерации.</text:p>
      <text:p text:style-name="P19">Постановлением Правительства Российской Федерации от 03.04.2013 <text:s text:c="4"/>№ 290 утвержден Минимальный перечень услуг и работ, необходимых для обеспечения надлежащего содержания общего имущества в МКД, и порядок их оказания и выполнения (далее - Перечень № 290).</text:p>
      <text:p text:style-name="P16"><text:span text:style-name="T6">В силу пункта 26(1) Перечня № 290 в число работ и услуг по содержанию иного общего имущества в МКД входят работы по организации и содержанию мест (площадок) накопления ТКО, включая обслуживание и очистку мусоропроводов, мусороприемных камер, </text:span><text:span text:style-name="T7">контейнерных площадок</text:span><text:span text:style-name="T6">.</text:span></text:p>
      <text:p text:style-name="P18">Согласно пункту 3.7.1 Правил и норм технической эксплуатации жилищного фонда, утвержденных постановлением Федерального агентства по строительству и жилищно-коммунальному хозяйству от 27.09.2003 № 170 (далее - Правила № 170), организации по обслуживанию жилищного фонда обязаны обеспечивать установку на обслуживаемой территории сборников для твердых отходов, а также обеспечить организацию вывоза отходов и контроль за выполнением графика удаления отходов.</text:p>
      <text:p text:style-name="P16"><text:span text:style-name="T8">Согласно п.11 (д(2) Правил содержания общего имущества в МКД, утв. Постановлением Правительства РФ от 13.08.2006 №491, содержание общего имущества в зависимости от состава, конструктивных особенностей, степени физического износа и технического состояния общего имущества, а также в зависимости от геодезических и природно-климатических условий </text:span><text:soft-page-break/><text:span text:style-name="T8">расположения многоквартирного дома включает в себя: работы по содержанию мест (площадок) накопления твердых коммунальных отходов в соответствии с установленными требованиями. <text:s/></text:span></text:p>
      <text:p text:style-name="P20">Организации по обслуживанию жилищного фонда обязаны обеспечивать: установку на обслуживаемой территории сборников для твердых отходов, а в неканализированных</text:p>
      <text:p text:style-name="P20"><text:s/>зданиях иметь, кроме того, сборники (выгребы) для жидких отходов; своевременную уборку территории и систематическое наблюдение за ее санитарным состоянием; организацию вывоза отходов и контроль за выполнением графика удаления отходов; свободный подъезд и освещение около площадок под установку контейнеров и мусоросборников; содержание в исправном состоянии контейнеров и мусоросборников для отходов (кроме контейнеров и бункеров, находящихся на балансе других организаций) без переполнения и загрязнения территории (пункт 3.7.1 Правил № 170).</text:p>
      <text:p text:style-name="P20"><text:bookmark text:name="_heading=h.bna7docsu6d4"/>Обязанность управляющих организаций по содержанию контейнерных площадок, созданных органами местного самоуправления, в том числе, на земельных участках, собственность на которые не разграничена подтверждаются сложившейся судебной практикой: Определение Верховного Суда Российской Федерации от 25.11.2024 № 304-ЭС24-20548, постановление Арбитражного суда Западно-Сибирского округа от 08.08.2024 по делу № А67-9409/2023, постановление Седьмого арбитражного апелляционного суда от 10.10.2023 № 07АП-6770/2023 по делу № А67-4019/2023.</text:p>
      <text:p text:style-name="P21">Согласно правовой позиции Президиума Верховного Суда Российской Федерации, отраженную в пунктах 26, 26.1 Обзора судебной практики по делам, связанным с обращением с твердыми коммунальными отходами от 13.12.2023, место (площадка) накопления ТКО, организованное органом местного самоуправления для МКД на земельном участке, находящемся в муниципальной собственности, обслуживается (содержится) управляющей организацией либо несколькими управляющими организациями, если контейнерная площадка организована для нескольких МКД, при этом расходы по ее содержанию распределяются между управляющими организациями пропорционально общей площади помещений в МКД.</text:p>
      <text:p text:style-name="P16"><text:span text:style-name="T8">Таким образом, на управляющие организации возложена обязанность по содержанию мест (площадок) накопления ТКО организованных для жителей обслуживаемых ими домов, в том числе в отношении контейнерных площадок, расположенных на земельных участках находящемся в муниципальной собственности или на земельных участках, собственность на которые не разграничена.</text:span><text:span text:style-name="T5"> </text:span></text:p>
      <text:p text:style-name="P16"><text:span text:style-name="T6">Понятие </text:span><text:span text:style-name="T7">«содержание контейнерной площадки</text:span><text:span text:style-name="T6">» в соответствии с п.п.3 и 8 СанПиН 2.1.3684-21 включает в себя обязанность по текущему содержанию целостности трехстороннего ограждения и бетонного основания, а также проведению уборки, </text:span><text:span text:style-name="T7">дезинсекции и дератизации контейнерной площадки</text:span><text:span text:style-name="T6">.</text:span></text:p>
      <text:p text:style-name="P22"><text:span text:style-name="T9">Если управляющие организации отказываются содержать контейнерные площадки, организованные для жителей обслуживаемых ими домов, то в судебном порядке на них будет возложена обязанность по их </text:span><text:soft-page-break/><text:span text:style-name="T9">содержанию </text:span><text:span text:style-name="T7">и обустройству новых контейнерных площадок для обслуживаемых управляющими организациями многоквартирных домов.</text:span></text:p>
      <text:p text:style-name="P16"><text:span text:style-name="T6">На основании вышеизложенного</text:span><text:span text:style-name="T10">, просим</text:span><text:span text:style-name="T5"> Вас обеспечить надлежащее содержание мест (площадок) накопления ТКО, </text:span><text:span text:style-name="T8">организованных для жителей обслуживаемых домов, </text:span><text:span text:style-name="T5">своевременно устранять навалы ТКО, образованные вблизи контейнерных площадок, проводить дератизацию контейнерных площадок, в соответствии с санитарно-эпидемиологическими требованиями Российской Федерации.</text:span><text:span text:style-name="T6"> </text:span></text:p>
      <text:p text:style-name="P17"/>
      <text:p text:style-name="P17"/>
      <text:p text:style-name="P23"/>
      <text:p text:style-name="P24">Начальник управления по благоустройству <text:s text:c="42"/>С.Н.Казеев</text:p>
      <text:p text:style-name="P25"/>
      <text:p text:style-name="P25"/>
      <text:p text:style-name="P26"><text:s/></text:p>
      <text:p text:style-name="P27"><text:s/><text:tab/><text:tab/><text:tab/><text:tab/><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custom-shape text:anchor-type="char" draw:z-index="1" draw:name="Shape 2" draw:style-name="gr2" draw:text-style-name="P9" svg:width="6.748cm" svg:height="1.777cm" svg:x="-1.76cm" svg:y="24.291cm"><text:p text:style-name="P29">Токарев Сергей Валерьевич</text:p><text:p text:style-name="P30">Липатова Эльвира Шамильевна</text:p><text:p text:style-name="P30">58-97-68</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T Astra Serif" svg:font-family="'PT Astra Serif'" style:font-family-generic="roman" style:font-pitch="variable"/>
    <style:font-face style:name="PT Astra Serif1" svg:font-family="'PT Astra Serif'" style:font-family-generic="system" style:font-pitch="variable"/>
    <style:font-face style:name="Source Han Sans CN Regular" svg:font-family="'Source Han Sans CN Regular'"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ru" fo:country="R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fo:hyphenation-keep="page"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class="text">
      <style:paragraph-properties fo:margin-right="7.609cm" fo:margin-top="0cm" fo:margin-bottom="0.353cm" style:contextual-spacing="false" fo:line-height="115%" fo:text-align="start" style:justify-single-word="false" fo:orphans="2" fo:widows="2" fo:hyphenation-ladder-count="no-limit" fo:hyphenation-keep="auto" loext:hyphenation-keep-type="column" style:writing-mode="lr-tb"/>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PT Astra Serif" fo:font-family="'PT Astra Serif'" style:font-family-generic="roman" style:font-pitch="variable"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default-outline-level="1" style:list-style-name="" style:class="chapter">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normal1" style:next-style-name="normal1" style:default-outline-level="2" style:list-style-name="" style:class="chapter">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1" style:next-style-name="normal1" style:default-outline-level="3" style:list-style-name="" style:class="chapter">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1" style:next-style-name="normal1" style:default-outline-level="4" style:list-style-name="" style:class="chapter">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1" style:next-style-name="normal1" style:default-outline-level="5" style:list-style-name="" style:class="chapter">
      <style:paragraph-properties fo:margin-top="0.388cm" fo:margin-bottom="0.071cm" style:contextual-spacing="false" fo:line-height="100%" fo:keep-together="always" fo:keep-with-next="always"/>
      <style:text-properties fo:font-weight="bold" style:font-weight-asian="bold" style:font-weight-complex="bold"/>
    </style:style>
    <style:style style:name="Heading_20_6" style:display-name="Heading 6" style:family="paragraph" style:parent-style-name="normal1" style:next-style-name="normal1" style:default-outline-level="6" style:list-style-name="" style:class="chapter">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font-weight-complex="bold"/>
    </style:style>
    <style:style style:name="normal1"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font-weight-complex="bold"/>
    </style:style>
    <style:style style:name="Заголовок1" style:family="paragraph" style:next-style-name="Text_20_body">
      <style:paragraph-properties fo:margin-top="0.423cm" fo:margin-bottom="0.212cm" style:contextual-spacing="false" fo:line-height="115%" fo:text-align="start" style:justify-single-word="false" fo:orphans="2" fo:widows="2" fo:hyphenation-ladder-count="no-limit" fo:hyphenation-keep="auto" loext:hyphenation-keep-type="column" fo:keep-with-next="always" style:writing-mode="lr-tb"/>
      <style:text-properties style:font-name="PT Astra Serif" fo:font-family="'PT Astra Serif'" style:font-family-generic="roman" style:font-pitch="variable" fo:font-size="14pt" style:font-name-asian="Tahoma1"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fo:hyphenate="false" fo:hyphenation-remain-char-count="2" fo:hyphenation-push-char-count="2" loext:hyphenation-no-caps="false" loext:hyphenation-no-last-word="false" loext:hyphenation-word-char-count="5" loext:hyphenation-zone="no-limit"/>
    </style:style>
    <style:style style:name="Название_20_объекта1" style:display-name="Название объекта1" style:family="paragraph">
      <style:paragraph-properties fo:margin-top="0.212cm" fo:margin-bottom="0.212cm" style:contextual-spacing="false" fo:line-height="115%" fo:text-align="start" style:justify-single-word="false" fo:orphans="2" fo:widows="2" fo:hyphenation-ladder-count="no-limit" fo:hyphenation-keep="auto" loext:hyphenation-keep-type="column" text:number-lines="false" text:line-number="0" style:writing-mode="lr-tb"/>
      <style:text-properties style:font-name="PT Astra Serif" fo:font-family="'PT Astra Serif'" style:font-family-generic="roman" style:font-pitch="variable"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class="index">
      <style:paragraph-properties fo:margin-top="0cm" fo:margin-bottom="0.353cm" style:contextual-spacing="false" fo:line-height="115%" fo:text-align="start" style:justify-single-word="false" fo:orphans="2" fo:widows="2" fo:hyphenation-ladder-count="no-limit" fo:hyphenation-keep="auto" loext:hyphenation-keep-type="column" text:number-lines="false" text:line-number="0" style:writing-mode="lr-tb"/>
      <style:text-properties style:font-name="PT Astra Serif" fo:font-family="'PT Astra Serif'" style:font-family-generic="roman" style:font-pitch="variable" style:font-name-complex="Noto Sans Devanagari" style:font-family-complex="'Noto Sans Devanaga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agraph-properties fo:margin-left="1.27cm" fo:margin-top="0cm" fo:margin-bottom="0.353cm" style:contextual-spacing="tru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sPlusNormal"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ext-properties style:font-name="Times New Roman" fo:font-family="'Times New Roman'" style:font-family-generic="roman" style:font-pitch="variable" fo:font-size="14pt" style:font-size-asian="14pt" style:language-asian="en" style:country-asian="US" style:font-size-complex="14pt" fo:hyphenate="false" fo:hyphenation-remain-char-count="2" fo:hyphenation-push-char-count="2" loext:hyphenation-no-caps="false" loext:hyphenation-no-last-word="false" loext:hyphenation-word-char-count="5" loext:hyphenation-zone="no-limit"/>
    </style:style>
    <style:style style:name="s_5f_1" style:display-name="s_1" style:family="paragraph">
      <style:paragraph-properties fo:margin-top="0.494cm" fo:margin-bottom="0.494cm" style:contextual-spacing="false" fo:line-height="115%" fo:text-align="start" style:justify-single-word="false" fo:orphans="2" fo:widows="2" fo:hyphenation-ladder-count="no-limit" fo:hyphenation-keep="auto" loext:hyphenation-keep-type="column"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agraph-properties fo:margin-top="0.494cm" fo:margin-bottom="0.494cm" style:contextual-spacing="false" fo:line-height="115%" fo:text-align="start" style:justify-single-word="false" fo:orphans="2" fo:widows="2" fo:hyphenation-ladder-count="no-limit" fo:hyphenation-keep="auto" loext:hyphenation-keep-type="column"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5" loext:hyphenation-zone="no-limit"/>
    </style:style>
    <style:style style:name="_2e_FORMATTEXT" style:display-name=".FORMATTEXT" style:family="paragraph">
      <style:paragraph-properties fo:margin-top="0cm" fo:margin-bottom="0.353cm" style:contextual-spacing="false" fo:line-height="115%" fo:text-align="start" style:justify-single-word="false" fo:orphans="0" fo:widows="0" fo:hyphenation-ladder-count="no-limit" fo:hyphenation-keep="auto" loext:hyphenation-keep-type="column" style:writing-mode="lr-tb"/>
      <style:text-properties style:font-name="Arial" fo:font-family="Arial" style:font-family-generic="swiss"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Верхний_20_и_20_нижний_20_колонтитулы" style:display-name="Верхний и нижний колонтитулы"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Верхний_20_колонтитул1" style:display-name="Верхний колонтитул1"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ab-stops>
          <style:tab-stop style:position="8.25cm" style:type="center"/>
          <style:tab-stop style:position="16.50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Нижний_20_колонтитул1" style:display-name="Нижний колонтитул1"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ab-stops>
          <style:tab-stop style:position="8.25cm" style:type="center"/>
          <style:tab-stop style:position="16.501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fo:hyphenate="fals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ext-properties style:language-asian="en" style:country-asian="US" fo:hyphenate="false" fo:hyphenation-remain-char-count="2" fo:hyphenation-push-char-count="2" loext:hyphenation-no-caps="false" loext:hyphenation-no-last-word="false" loext:hyphenation-word-char-count="5" loext:hyphenation-zone="no-limit"/>
    </style:style>
    <style:style style:name="Красная_20_строка1" style:display-name="Красная строка1" style:family="paragraph">
      <style:paragraph-properties fo:margin-top="0cm" fo:margin-bottom="0.353cm" style:contextual-spacing="false" fo:line-height="115%" fo:text-align="justify" style:justify-single-word="false" fo:orphans="0" fo:widows="0" fo:hyphenation-ladder-count="no-limit" fo:hyphenation-keep="auto" loext:hyphenation-keep-type="column" fo:text-indent="1.251cm" style:auto-text-indent="false" style:writing-mode="lr-tb"/>
      <style:text-properties style:font-name="PT Astra Serif" fo:font-family="'PT Astra Serif'" style:font-family-generic="roman" style:font-pitch="variable" fo:font-size="14pt" style:letter-kerning="true" style:font-name-asian="Source Han Sans CN Regular" style:font-family-asian="'Source Han Sans CN Regular'" style:font-family-generic-asian="system" style:font-pitch-asian="variable" style:font-size-asian="14pt" style:font-size-complex="12pt" fo:hyphenate="false" fo:hyphenation-remain-char-count="2" fo:hyphenation-push-char-count="2" loext:hyphenation-no-caps="false" loext:hyphenation-no-last-word="false" loext:hyphenation-word-char-count="5" loext:hyphenation-zone="no-limit"/>
    </style:style>
    <style:style style:name="Содержимое_20_врезки" style:display-name="Содержимое врезки"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sPlusTitle" style:family="paragraph">
      <style:paragraph-properties fo:margin-top="0cm" fo:margin-bottom="0.353cm" style:contextual-spacing="false" fo:line-height="115%" fo:text-align="start" style:justify-single-word="false" fo:orphans="0" fo:widows="0" fo:hyphenation-ladder-count="no-limit" fo:hyphenation-keep="auto" loext:hyphenation-keep-type="column" style:writing-mode="lr-tb"/>
      <style:text-properties style:font-name="Arial" fo:font-family="Arial" style:font-family-generic="swiss" style:font-pitch="variable" fo:font-size="12pt" fo:font-weight="bold" style:font-name-asian="Arial1" style:font-family-asian="Arial" style:font-family-generic-asian="system" style:font-pitch-asian="variable" style:font-size-asian="12pt" style:font-weight-asian="bold" style:font-name-complex="Courier New" style:font-family-complex="'Courier New'"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font-name-complex="Arial1" style:font-family-complex="Arial"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1" style:next-style-name="normal1"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Frame_20_Contents" style:display-name="Frame Contents" style:family="paragraph" style:parent-style-name="Standard"/>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Интернет-ссылка"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complex="Times New Roman1" style:font-family-complex="'Times New Roman'" style:font-family-generic-complex="system" style:font-pitch-complex="variable"/>
    </style:style>
    <style:style style:name="Текст_20_выноски_20_Знак" style:display-name="Текст выноски Знак" style:family="text" style:parent-style-name="Default_20_Paragraph_20_Fon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14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User</meta:initial-creator>
    <meta:editing-cycles>9</meta:editing-cycles>
    <meta:creation-date>2025-11-11T09:49:00</meta:creation-date>
    <dc:date>2025-12-01T15:30:37.300100221</dc:date>
    <dc:language>ru-RU</dc:language>
    <meta:editing-duration>PT7M51S</meta:editing-duration>
    <meta:generator>LibreOffice/25.2.6.2$Linux_X86_64 LibreOffice_project/520$Build-2</meta:generator>
    <meta:document-statistic meta:table-count="0" meta:image-count="0" meta:object-count="0" meta:page-count="5" meta:paragraph-count="34" meta:word-count="1007" meta:character-count="8348" meta:non-whitespace-character-count="7303"/>
    <meta:user-defined meta:name="AppVersion">16.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